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8pt" fo:text-shadow="1pt 1pt" style:font-size-asian="28pt" style:font-size-complex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6pt" fo:text-shadow="1pt 1pt" style:font-size-asian="36pt" style:font-size-complex="36pt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6pt" fo:font-style="normal" fo:text-shadow="none" style:text-underline-style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3" style:family="text">
      <style:text-properties fo:color="#000000" style:font-name="Segoe UI" fo:font-size="36pt" fo:font-style="normal" fo:text-shadow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Liberation Sans Narrow" fo:font-size="37pt" fo:text-shadow="none" fo:font-weight="bold" style:font-name-asian="Segoe UI1" style:font-size-asian="37pt" style:font-weight-asian="bold" style:font-name-complex="Segoe UI1" style:font-size-complex="37pt" style:font-weight-complex="bold"/>
    </style:style>
    <style:style style:name="T6" style:family="text">
      <style:text-properties fo:color="#ffffff" style:font-name="Segoe UI" fo:font-size="36pt" fo:text-shadow="1pt 1pt" fo:font-weight="normal" style:font-name-asian="Segoe UI1" style:font-size-asian="36pt" style:font-weight-asian="normal" style:font-name-complex="Segoe UI1" style:font-size-complex="36pt" style:font-weight-complex="normal"/>
    </style:style>
    <style:style style:name="T7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8" style:family="text">
      <style:text-properties fo:color="#ffffff" style:font-name="Segoe UI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style:style style:name="T9" style:family="text">
      <style:text-properties fo:color="#000000" style:font-name="Segoe UI" fo:font-size="20pt" fo:text-shadow="none" fo:font-weight="bold" style:font-name-asian="Segoe UI1" style:font-size-asian="20pt" style:font-weight-asian="bold" style:font-name-complex="Segoe UI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25cm" svg:x="1.27cm" svg:y="1.016cm">
          <draw:text-box>
            <text:p text:style-name="P1"><text:span text:style-name="T1">HYMN #336</text:span></text:p>
            <text:p text:style-name="P1"><text:span text:style-name="T2">“</text:span><text:span text:style-name="T3">Lo! He Comes with Clouds Descend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5.125cm" svg:height="6.096cm" svg:x="1.545cm" svg:y="1.016cm">
          <draw:text-box>
            <text:p text:style-name="P4"><text:span text:style-name="T4">1.</text:span><text:span text:style-name="T4"><text:tab/></text:span><text:span text:style-name="T4">Lo! He comes with clouds descending,</text:span><text:span text:style-name="T4"><text:line-break/></text:span><text:span text:style-name="T4">Once for ev’ry sinner slain;</text:span><text:span text:style-name="T4"><text:line-break/></text:span><text:span text:style-name="T4">Thousand thousand saints attending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6" draw:layer="layout" svg:width="23.876cm" svg:height="5.321cm" svg:x="2.032cm" svg:y="1.009cm">
          <draw:text-box>
            <text:p text:style-name="P1"><text:span text:style-name="T4">Swell the triumph of His train:</text:span></text:p>
            <text:p text:style-name="P1"><text:span text:style-name="T4">Alleluia, alleluia, alleluia!</text:span><text:span text:style-name="T4"><text:line-break/></text:span><text:span text:style-name="T4">Christ the Lord returns to reig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4" draw:text-style-name="P5" draw:layer="layout" svg:width="24.638cm" svg:height="5.321cm" svg:x="1.524cm" svg:y="1.029cm">
          <draw:text-box>
            <text:p text:style-name="P4"><text:span text:style-name="T4">2. Ev’ry eye shall now behold Him</text:span><text:span text:style-name="T4"><text:line-break/></text:span><text:span text:style-name="T4">Robed in glorious majesty;</text:span><text:span text:style-name="T4"><text:line-break/></text:span><text:span text:style-name="T4">Those who set at naught and sold Him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5" draw:text-style-name="P5" draw:layer="layout" svg:width="24.13cm" svg:height="5.125cm" svg:x="2.032cm" svg:y="1.016cm">
          <draw:text-box>
            <text:p text:style-name="P1"><text:span text:style-name="T4">Pierced and nailed Him to the tree,</text:span><text:span text:style-name="T4"><text:line-break/></text:span><text:span text:style-name="T5">Deeply wailing, deeply wailing, deeply wailing,</text:span><text:span text:style-name="T4"><text:line-break/></text:span><text:span text:style-name="T4">Shall their true Messiah s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4" draw:text-style-name="P7" draw:layer="layout" svg:width="23.622cm" svg:height="5.321cm" svg:x="2.032cm" svg:y="1.016cm">
          <draw:text-box>
            <text:p text:style-name="P4"><text:span text:style-name="T4">3.</text:span><text:span text:style-name="T4"><text:tab/></text:span><text:span text:style-name="T4">Those dear tokens of His passion</text:span><text:span text:style-name="T4"><text:line-break/></text:span><text:span text:style-name="T4">Still His dazzling body bears,</text:span><text:span text:style-name="T4"><text:line-break/></text:span><text:span text:style-name="T4">Cause of endless exultation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6" draw:text-style-name="P5" draw:layer="layout" svg:width="24.638cm" svg:height="7.011cm" svg:x="1.769cm" svg:y="0.929cm">
          <draw:text-box>
            <text:p text:style-name="P1"><text:span text:style-name="T4">To His ransomed worshipers.</text:span><text:span text:style-name="T4"><text:line-break/></text:span><text:span text:style-name="T4">With what rapture, with what rapture, with what rapture</text:span><text:span text:style-name="T4"><text:line-break/></text:span><text:span text:style-name="T4">Gaze we on those glorious scar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4" draw:text-style-name="P5" draw:layer="layout" svg:width="24.384cm" svg:height="5.321cm" svg:x="1.778cm" svg:y="0.775cm">
          <draw:text-box>
            <text:p text:style-name="P4"><text:span text:style-name="T4">4.</text:span><text:span text:style-name="T4"><text:tab/></text:span><text:span text:style-name="T4">Yea, amen, let all adore Thee,</text:span><text:span text:style-name="T4"><text:line-break/></text:span><text:span text:style-name="T4">High on Thine eternal throne;</text:span><text:span text:style-name="T4"><text:line-break/></text:span><text:span text:style-name="T4">Savior, take the pow’r and glor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7" draw:text-style-name="P9" draw:layer="layout" svg:width="24.384cm" svg:height="10.957cm" svg:x="1.778cm" svg:y="0.898cm">
          <draw:text-box>
            <text:p text:style-name="P1"><text:span text:style-name="T4">Claim the kingdom as Thine own.</text:span><text:span text:style-name="T4"><text:line-break/></text:span><text:span text:style-name="T4">Alleluia, alleluia, alleluia!</text:span><text:span text:style-name="T4"><text:line-break/></text:span><text:span text:style-name="T4">Thou shalt reign, and Thou alone!</text:span></text:p>
            <text:p text:style-name="P8"><text:span text:style-name="T7"/></text:p>
            <text:p text:style-name="P8"><text:span text:style-name="T8"/></text:p>
            <text:p text:style-name="P8"><text:span text:style-name="T9"/></text:p>
            <text:p text:style-name="P8"><text:span text:style-name="T9"><text:s text:c="12"/></text:span><text:span text:style-name="T9">Public domain</text:span></text:p>
            <text:p text:style-name="P8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20:21:36.682000000</meta:creation-date>
    <dc:title>Hymn template</dc:title>
    <meta:editing-duration>PT1H15M55S</meta:editing-duration>
    <meta:editing-cycles>6</meta:editing-cycles>
    <meta:generator>LibreOffice/6.0.7.3$Windows_X86_64 LibreOffice_project/dc89aa7a9eabfd848af146d5086077aeed2ae4a5</meta:generator>
    <meta:initial-creator>Arthur Hoch</meta:initial-creator>
    <dc:date>2019-01-13T11:48:56.756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4-12-18T20:21:36.354000000"/>
  </office:meta>
</office:document-meta>
</file>